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`````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December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nternet</text:p>
          </table:table-cell>
          <table:table-cell/>
          <table:table-cell office:value-type="float" office:value="815" calcext:value-type="float">
            <text:p>8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v</text:p>
          </table:table-cell>
          <table:table-cell/>
          <table:table-cell office:value-type="float" office:value="290" calcext:value-type="float">
            <text:p>2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ocro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lectricity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ood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dicine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thers</text:p>
          </table:table-cell>
          <table:table-cell/>
          <table:table-cell office:value-type="float" office:value="1720" calcext:value-type="float">
            <text:p>17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ther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ave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hone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as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enses</text:p>
          </table:table-cell>
          <table:table-cell/>
          <table:table-cell table:formula="of:=SUM([.C4:.C14])" office:value-type="float" office:value="6805" calcext:value-type="float">
            <text:p>68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lance</text:p>
          </table:table-cell>
          <table:table-cell/>
          <table:table-cell table:formula="of:=[.C2]  - [.C15]" office:value-type="float" office:value="3195" calcext:value-type="float">
            <text:p>31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Donation IN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avings</text:p>
          </table:table-cell>
          <table:table-cell/>
          <table:table-cell table:formula="of:=SUM([.C16] + [.C17])" office:value-type="float" office:value="4195" calcext:value-type="float">
            <text:p>4195</text:p>
          </table:table-cell>
          <table:table-cell table:number-columns-repeated="10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6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7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8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9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0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5">00/00/0000</text:date>, <text:time style:data-style-name="N2" text:time-value="18:26:35.6081575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3T19:25:11.622646543</meta:creation-date>
    <dc:date>2026-02-15T20:25:24.687275602</dc:date>
    <meta:editing-duration>PT4H19M18S</meta:editing-duration>
    <meta:editing-cycles>27</meta:editing-cycles>
    <meta:generator>LibreOffice/26.2.0.3$Linux_X86_64 LibreOffice_project/620$Build-3</meta:generator>
    <meta:document-statistic meta:table-count="10" meta:cell-count="45" meta:object-count="0"/>
  </office:meta>
</office:document-meta>
</file>